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nux Biolinum G" fo:font-weight="bold" fo:background-color="transparent" style:font-weight-asian="bold" style:font-weight-complex="bold"/>
    </style:style>
    <style:style style:name="P2" style:family="paragraph" style:parent-style-name="Standard">
      <style:text-properties fo:color="#000000" loext:opacity="100%" style:font-name="Linux Biolinum G" fo:background-color="transparent"/>
    </style:style>
    <style:style style:name="P3" style:family="paragraph" style:parent-style-name="Standard">
      <style:paragraph-properties fo:break-before="page"/>
      <style:text-properties fo:color="#000000" loext:opacity="100%" style:font-name="Linux Biolinum G" fo:background-color="transparent"/>
    </style:style>
    <style:style style:name="P4" style:family="paragraph" style:parent-style-name="Preformatted_20_Text">
      <style:text-properties fo:color="#000000" loext:opacity="100%" style:font-name="Linux Biolinum G" fo:background-color="transparent"/>
    </style:style>
    <style:style style:name="P5" style:family="paragraph" style:parent-style-name="Preformatted_20_Text">
      <style:paragraph-properties fo:margin-top="0cm" fo:margin-bottom="0.499cm" style:contextual-spacing="false"/>
      <style:text-properties fo:color="#000000" loext:opacity="100%" style:font-name="Linux Biolinum G" fo:background-color="transparent"/>
    </style:style>
    <style:style style:name="P6" style:family="paragraph" style:parent-style-name="Standard">
      <style:text-properties fo:color="#000000" loext:opacity="100%" style:font-name="Linux Biolinum G" officeooo:rsid="0002c24c" officeooo:paragraph-rsid="0002c24c" fo:background-color="transparent"/>
    </style:style>
    <style:style style:name="P7" style:family="paragraph" style:parent-style-name="Standard">
      <style:text-properties fo:color="#000000" loext:opacity="100%" style:font-name="Linux Biolinum G" officeooo:rsid="000385d1" officeooo:paragraph-rsid="000385d1" fo:background-color="transparent"/>
    </style:style>
    <style:style style:name="P8" style:family="paragraph" style:parent-style-name="Standard">
      <style:text-properties fo:color="#000000" loext:opacity="100%" style:font-name="Linux Biolinum G" officeooo:rsid="0005e564" officeooo:paragraph-rsid="0005e564" fo:background-color="transparent"/>
    </style:style>
    <style:style style:name="P9" style:family="paragraph" style:parent-style-name="Standard">
      <style:text-properties fo:color="#000000" loext:opacity="100%" style:font-name="Linux Biolinum G" officeooo:rsid="0006f749" officeooo:paragraph-rsid="0006f749" fo:background-color="transparent"/>
    </style:style>
    <style:style style:name="P10" style:family="paragraph" style:parent-style-name="Standard">
      <style:text-properties fo:color="#000000" loext:opacity="100%" style:font-name="Linux Biolinum G" style:text-underline-style="solid" style:text-underline-width="auto" style:text-underline-color="font-color" fo:background-color="transparent"/>
    </style:style>
    <style:style style:name="P11" style:family="paragraph" style:parent-style-name="Standard">
      <style:text-properties fo:color="#000000" loext:opacity="100%" style:font-name="Linux Biolinum G" fo:font-style="italic" fo:background-color="transparent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Linux Biolinum G" fo:font-size="14pt" fo:font-weight="bold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c9211e" loext:opacity="100%" style:font-name="Linux Biolinum G" fo:background-color="transparent"/>
    </style:style>
    <style:style style:name="P14" style:family="paragraph" style:parent-style-name="Standard" style:list-style-name="L1">
      <style:text-properties fo:color="#000000" loext:opacity="100%" style:font-name="Linux Biolinum G" fo:font-weight="bold" fo:background-color="transparent" style:font-weight-asian="bold" style:font-weight-complex="bold"/>
    </style:style>
    <style:style style:name="P15" style:family="paragraph" style:parent-style-name="Standard" style:list-style-name="L2">
      <style:text-properties fo:color="#000000" loext:opacity="100%" style:font-name="Linux Biolinum G" fo:font-weight="bold" fo:background-color="transparent" style:font-weight-asian="bold" style:font-weight-complex="bold"/>
    </style:style>
    <style:style style:name="P16" style:family="paragraph" style:parent-style-name="Standard" style:list-style-name="L3">
      <style:paragraph-properties fo:break-before="page"/>
      <style:text-properties fo:color="#000000" loext:opacity="100%" style:font-name="Linux Biolinum G" fo:font-weight="bold" fo:background-color="transparent" style:font-weight-asian="bold" style:font-weight-complex="bold"/>
    </style:style>
    <style:style style:name="P17" style:family="paragraph" style:parent-style-name="Standard" style:list-style-name="L3">
      <style:text-properties fo:color="#000000" loext:opacity="100%" style:font-name="Linux Biolinum G" fo:background-color="transparent"/>
    </style:style>
    <style:style style:name="P18" style:family="paragraph" style:parent-style-name="Standard" style:list-style-name="L4">
      <style:text-properties fo:color="#000000" loext:opacity="100%" style:font-name="Linux Biolinum G" fo:background-color="transparent"/>
    </style:style>
    <style:style style:name="T1" style:family="text">
      <style:text-properties officeooo:rsid="0001d915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style="italic" style:text-underline-style="none" officeooo:rsid="00028756" style:font-style-asian="italic" style:font-style-complex="italic"/>
    </style:style>
    <style:style style:name="T4" style:family="text">
      <style:text-properties fo:color="#c9211e" loext:opacity="100%" fo:font-style="italic" officeooo:rsid="00028756" style:font-style-asian="italic" style:font-style-complex="italic"/>
    </style:style>
    <style:style style:name="T5" style:family="text">
      <style:text-properties fo:color="#c9211e" loext:opacity="100%" style:font-name="Linux Biolinum G" fo:background-color="transparent" loext:char-shading-value="0"/>
    </style:style>
    <style:style style:name="T6" style:family="text">
      <style:text-properties fo:color="#c9211e" loext:opacity="100%" style:font-name="Linux Biolinum G" officeooo:rsid="00028756" fo:background-color="transparent" loext:char-shading-value="0"/>
    </style:style>
    <style:style style:name="T7" style:family="text">
      <style:text-properties fo:color="#c9211e" loext:opacity="100%" officeooo:rsid="000385d1"/>
    </style:style>
    <style:style style:name="T8" style:family="text">
      <style:text-properties officeooo:rsid="00028756"/>
    </style:style>
    <style:style style:name="T9" style:family="text">
      <style:text-properties fo:color="#000000" loext:opacity="100%" style:font-name="Linux Biolinum G" fo:background-color="transparent" loext:char-shading-value="0"/>
    </style:style>
    <style:style style:name="T10" style:family="text">
      <style:text-properties officeooo:rsid="0002c24c"/>
    </style:style>
    <style:style style:name="T11" style:family="text">
      <style:text-properties officeooo:rsid="000385d1"/>
    </style:style>
    <style:style style:name="T12" style:family="text">
      <style:text-properties officeooo:rsid="0007cda7"/>
    </style:style>
    <style:style style:name="T13" style:family="text">
      <style:text-properties officeooo:rsid="0009b4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EST INICIAL DESARROLLO WEB EN ENTORNO SERVIDOR</text:p>
      <text:p text:style-name="P2"/>
      <text:p text:style-name="P1">NOMBRE: <text:span text:style-name="T1">Laura</text:span></text:p>
      <text:p text:style-name="P1">APELLIDOS: <text:span text:style-name="T1">Orts Ramon</text:span></text:p>
      <text:p text:style-name="P1">CURSO:2J</text:p>
      <text:p text:style-name="P1">CORREO: <text:span text:style-name="T1">lauraortsramon@gmail.com</text:span></text:p>
      <text:p text:style-name="P1"/>
      <text:list xml:id="list538642623" text:style-name="L1">
        <text:list-item>
          <text:p text:style-name="P14">Clasifica <text:s/>entre lenguajes entre entorno servidor y de cliente.</text:p>
        </text:list-item>
      </text:list>
      <text:p text:style-name="P2"/>
      <text:p text:style-name="P2"><text:tab/>PHP<text:tab/><text:tab/> <text:span text:style-name="T1">serv</text:span><text:tab/><text:tab/>HTML<text:tab/><text:span text:style-name="T1">cl</text:span></text:p>
      <text:p text:style-name="P2"><text:tab/>Javascript<text:tab/><text:span text:style-name="T1">cl</text:span> <text:tab/><text:tab/>CSS <text:s/><text:span text:style-name="T1">cl</text:span></text:p>
      <text:p text:style-name="P2"><text:tab/>Ruby<text:tab/><text:tab/><text:span text:style-name="T12">serv</text:span><text:tab/><text:tab/>ASP <text:s/><text:span text:style-name="T12">serv</text:span></text:p>
      <text:p text:style-name="P2"/>
      <text:p text:style-name="P2"/>
      <text:p text:style-name="P3"/>
      <text:list xml:id="list4275657509" text:style-name="L2">
        <text:list-item>
          <text:list>
            <text:list-item>
              <text:p text:style-name="P15">Señala los posibles errores en este código html.</text:p>
            </text:list-item>
          </text:list>
        </text:list-item>
      </text:list>
      <text:p text:style-name="P2">&lt;!DOCTYPE HTML PUBLIC "-//W3C//DTD HTML 4.0 Transitional//EN"&gt; </text:p>
      <text:p text:style-name="P2">&lt;HTML&gt;</text:p>
      <text:p text:style-name="P2">&lt;HEAD&gt; </text:p>
      <text:p text:style-name="P2">&lt;TITLE&gt;Ejercicio sobre tablas&lt;/TITLE&gt; </text:p>
      <text:p text:style-name="P2">&lt;HEAD<text:span text:style-name="T2">/</text:span>&gt; </text:p>
      <text:p text:style-name="P2">&lt;BODY/&gt;</text:p>
      <text:p text:style-name="P2">&lt;H15&gt;Algunas universidades españolas&lt;/H15&gt; </text:p>
      <text:p text:style-name="P2">CUATRO UNIVERSIDADES </text:p>
      <text:p text:style-name="P2">UNIVERSIDADES PÚBLICAS </text:p>
      <text:p text:style-name="P2">UNIVERSIDADES PRIVADAS </text:p>
      <text:p text:style-name="P2">&lt;IMG SORC="UCM.jpg" ALT="" WITH="95" HEIGT="113" BORDER="0"&gt;&lt;/BR&gt; </text:p>
      <text:p text:style-name="P2">&lt;IMG SRC="upm.gif" ALT="" WIDTH="115" HEIGT="115" BORDER="0"&gt; </text:p>
      <text:p text:style-name="P2">&lt;IMG SRC="uax.gif" ALT="" WIDTHH="115" HEIGT="114" BORDER="0"&gt; </text:p>
      <text:p text:style-name="P2">&lt;IMG SRC="ueum.gif" ALT="" WIDTH="161" HEIGT="131" BORDER="0"&gt; </text:p>
      <text:p text:style-name="P2">Universidad Complutense de Madrid </text:p>
      <text:p text:style-name="P2">Universidad Politécnica de Madrid </text:p>
      <text:p text:style-name="P2">Universidad Alfonso X El Sabio </text:p>
      <text:p text:style-name="P2">Universidad Europea de Madrid </text:p>
      <text:p text:style-name="P2">&lt;/HTML&gt;</text:p>
      <text:p text:style-name="P10"/>
      <text:p text:style-name="P2">-<text:span text:style-name="T1">El body cierra automaticamente, sin ningun contenido y todo lo posterior, no está en un body.</text:span></text:p>
      <text:p text:style-name="P2">-<text:span text:style-name="T1">Aparece una lista que no está dentro de ninguna etiqueta para hacer listas y lo mismo sucede con lo que enumera la lista, es mas, no están dentro de ninguna etiqueta.</text:span></text:p>
      <text:p text:style-name="P2">-<text:span text:style-name="T1">Las imagenes no están cerradas.</text:span></text:p>
      <text:p text:style-name="P2"><text:tab/></text:p>
      <text:list xml:id="list2931045489" text:style-name="L3">
        <text:list-item>
          <text:p text:style-name="P16">Señala los posibles errores. Además comenta con tus propias palabras qué se visualizará si el código fuera correcto.</text:p>
          <text:p text:style-name="P17">&lt;HTML&gt; </text:p>
        </text:list-item>
      </text:list>
      <text:p text:style-name="P2">&lt;HEAD&gt; </text:p>
      <text:p text:style-name="P2">&lt;TITLE&gt;Formularios&lt;/TITLE&gt; </text:p>
      <text:p text:style-name="P2">&lt;/HEAD&gt; </text:p>
      <text:p text:style-name="P2">&lt;BODY&gt; </text:p>
      <text:p text:style-name="P2">&lt;FORM ACTION="mailto:lhy@sip.ucm.es?subject=<text:span text:style-name="T2">Respuesta de formulario"*</text:span><text:span text:style-name="T3">No abre comillas.</text:span> METHOD="GETT" ENCTYPE="text/plain"&gt; </text:p>
      <text:p text:style-name="P2">&lt;P&gt;Nombre: &lt;INPUT TYPE="text" NAME="Nombre"&gt;&lt;/P&gt; </text:p>
      <text:p text:style-name="P2">&lt;P&gt;Introduzca su dirección:<text:span text:style-name="T2">&lt;BR&gt;</text:span> <text:span text:style-name="T2">*</text:span><text:span text:style-name="T4">No se cierra</text:span></text:p>
      <text:p text:style-name="P2">&lt;TXTAREA COLS="40" ROWS="4" NAME="Dirección"&gt;Avenida de Los Conquistadores, 15 </text:p>
      <text:p text:style-name="P2">28345 Madrid </text:p>
      <text:p text:style-name="P2">España&lt;/TXTAREA&gt;&lt;/P&gt; </text:p>
      <text:p text:style-name="P2">&lt;P&gt;Deseo recibir información sobre novedades de:&lt;BR&gt; </text:p>
      <text:p text:style-name="Standard"><text:span text:style-name="T9">&lt;INPUT </text:span><text:span text:style-name="T2">TIPE*</text:span><text:span text:style-name="T4">Para las tres filas, se escribe con “y”.</text:span><text:span text:style-name="T9">="checkbox" NAME="Libros" VALUE="Si" CHECKED&gt;Libros</text:span><text:span text:style-name="T5">&lt;BR&gt;*</text:span><text:span text:style-name="T6">No se cierra.</text:span></text:p>
      <text:p text:style-name="Standard"><text:span text:style-name="T9">&lt;INPUT </text:span><text:span text:style-name="T2">TIPE</text:span><text:span text:style-name="T9">="checkbox" NAME="Discos" VALUE="Si" CHECKED&gt;CDs musicales</text:span><text:span text:style-name="T5">*</text:span><text:span text:style-name="T6">No cierra esta etiqueta ni las siguientes input.</text:span><text:span text:style-name="T9">&lt;BR&gt; </text:span></text:p>
      <text:p text:style-name="Standard"><text:span text:style-name="T9">&lt;INPUT </text:span><text:span text:style-name="T2">TIPE</text:span><text:span text:style-name="T9">="checkbox" NAME="Vídeos" VALUE="Si" CHECKED&gt;Vídeos.&lt;/P&gt; </text:span></text:p>
      <text:p text:style-name="P2">&lt;P&gt;Sexo:&lt;/BR&gt; </text:p>
      <text:p text:style-name="P2">&lt;INPUT TYPE="radio" NAME="Sexo" VALUE="Hombre" CHECKED /&gt;Hombre&lt;/BR&gt; </text:p>
      <text:p text:style-name="P2">&lt;INPUT TYPE="radio" NAME="Sexo" VALUE="Mujer"&gt;Mujer&lt;/P&gt; </text:p>
      <text:p text:style-name="P2">&lt;P&gt;¿Cómo desea que contactemos con usted?&lt;BR&gt; </text:p>
      <text:p text:style-name="P2">&lt;/FORM&gt; </text:p>
      <text:p text:style-name="P13">*<text:span text:style-name="T8">Este select, al que le falta una c, está fuera del formulario, puesto que cierra aquí y ya no vuelve a abrir, pero si cierra luego otra vez.</text:span></text:p>
      <text:p text:style-name="P2">&lt;SELET NAME="Contacto" SIZE="3"&gt; </text:p>
      <text:p text:style-name="P2"><text:s text:c="2"/>&lt;OPTION VALUE="TELEF" SELECTED&gt;Por teléfono&lt;/OPTION&gt; </text:p>
      <text:p text:style-name="P2"><text:s text:c="2"/>&lt;OPTION VALUE="EMAIL"&gt;Por correo electrónico&lt;/OPTION&gt; </text:p>
      <text:p text:style-name="P2"><text:s text:c="2"/>&lt;OPTION VALUE="CORREO" SELECTED&gt;Por correo postal&lt;/OPTION&gt; </text:p>
      <text:p text:style-name="P2"><text:s text:c="2"/>&lt;OPTION VALUE="VISITA"&gt;Visitando su domicilio&lt;/OPTION&gt; </text:p>
      <text:p text:style-name="P2">&lt;/SELET&gt; </text:p>
      <text:p text:style-name="P2">&lt;/P&gt; </text:p>
      <text:p text:style-name="P2">&lt;/FORM&gt; </text:p>
      <text:p text:style-name="P2">&lt;/HTML&gt;</text:p>
      <text:p text:style-name="P13">*<text:span text:style-name="T10">El body está cerrando despues de cerrar la etiquetea html, cuando debería ser al contrario.</text:span></text:p>
      <text:p text:style-name="P2">&lt;/BODY&gt; </text:p>
      <text:p text:style-name="P2"/>
      <text:p text:style-name="P6">Se empieza visualizando “Nombre:” y apareceria una caja para escribir.</text:p>
      <text:p text:style-name="P6">En la siguiente linea, aparece “Introduzca su dirección:”, un salto de linea y una caja para escribir.</text:p>
      <text:p text:style-name="P6">En otra linea aparece “Deseo recibir información sobre novedades de:”</text:p>
      <text:p text:style-name="P6">Aparecerian ahora en cada linea una opcion diferente una checkbox, <text:span text:style-name="T11">con el nombre al lado de lo que se esta marcando y aparecen marcadas por defecto.</text:span></text:p>
      <text:p text:style-name="P7">Siguiente linea “Sexo:”</text:p>
      <text:p text:style-name="P7">En cada linea siguiente aparece dos radios.</text:p>
      <text:p text:style-name="P7">“¿Cómo desea que contactemos con usted?”</text:p>
      <text:p text:style-name="P7">Un menu desplecable de selección.</text:p>
      <text:p text:style-name="P6"/>
      <text:p text:style-name="P2"/>
      <text:p text:style-name="P2"/>
      <text:p text:style-name="P3"/>
      <text:list xml:id="list460630499" text:style-name="L4">
        <text:list-item>
          <text:p text:style-name="P18">Señala los errores y explica que debería hacer el siguiente código.</text:p>
        </text:list-item>
      </text:list>
      <text:p text:style-name="P2"/>
      <text:p text:style-name="P2">define(PRECIO_JUDIAS, 3.50);</text:p>
      <text:p text:style-name="P2">define(PRECIO_PATATAS, 0.40);</text:p>
      <text:p text:style-name="P2">define(PRECIO_TOMATES, 1.00);</text:p>
      <text:p text:style-name="P2">define(PRECIO_MANZANAS, 1.20);</text:p>
      <text:p text:style-name="P2">define(PRECIO_UVAS, 2.50);</text:p>
      <text:p text:style-name="P2"/>
      <text:p text:style-name="P2">echo "Los productos que cuestan menos de 1.5 Euros son:&lt;br&gt;";</text:p>
      <text:p text:style-name="P2">echo "----------------------------------------------------&lt;br&gt;";</text:p>
      <text:p text:style-name="P2">if (PRECIO_JUDIAS&lt;1.5)</text:p>
      <text:p text:style-name="P2"><text:tab/><text:tab/>echo "Judias&lt;br&gt;";</text:p>
      <text:p text:style-name="P2">if (PRECIO_PATATAS&lt;1.5)</text:p>
      <text:p text:style-name="P2"><text:tab/><text:tab/>echo "Patatas&lt;br&gt;";</text:p>
      <text:p text:style-name="P2">if (PRECIO_TOMATE&lt;1.5)</text:p>
      <text:p text:style-name="P2"><text:tab/><text:tab/>echo "Tomates&lt;br&gt;";</text:p>
      <text:p text:style-name="P2">if (PRECIO_MANZANAS&lt;1.5)</text:p>
      <text:p text:style-name="P2"><text:tab/>{<text:tab/>echo "Manzanas&lt;br&gt;";</text:p>
      <text:p text:style-name="P2">else <text:s/>(PRECIO_UVAS&lt;1.5) <text:span text:style-name="T2">*</text:span><text:span text:style-name="T7">No se le pone condicion a un else</text:span></text:p>
      <text:p text:style-name="P2"><text:tab/><text:tab/>echo "Uva&lt;br&gt;";</text:p>
      <text:p text:style-name="P2"/>
      <text:p text:style-name="P2">if (PRECIO_TMATE&lt;PRECIO_JUDIAS) <text:span text:style-name="T2">*</text:span><text:span text:style-name="T7">Tomate está mal escrito</text:span></text:p>
      <text:p text:style-name="P2"><text:tab/>echo "&lt;br&gt;Los tomates son más baratos que las judias, y";</text:p>
      <text:p text:style-name="P2">else</text:p>
      <text:p text:style-name="P2"><text:tab/>echo "Las judias son más baratas que los tomates, y ";}</text:p>
      <text:p text:style-name="P2"/>
      <text:p text:style-name="P2">if (PRECIO_MANZANA&lt;PRECIO_UAS) <text:span text:style-name="T2">*</text:span><text:span text:style-name="T7">Las variables son PRECIO_MANZANAS y PRECIO_UVAS</text:span></text:p>
      <text:p text:style-name="P2"><text:tab/>echo " las manzanas son más baratas que las uvas."</text:p>
      <text:p text:style-name="P2">else</text:p>
      <text:p text:style-name="P2"><text:tab/>echo " las uvas es más barata que las manzanas."</text:p>
      <text:p text:style-name="P2"/>
      <text:p text:style-name="P2"/>
      <text:p text:style-name="P11">Los productos que cuestan menos de 1.5 Euros son:&lt;br&gt;</text:p>
      <text:p text:style-name="P11">----------------------------------------------------&lt;br&gt;</text:p>
      <text:p text:style-name="P11">Paratas&lt;/br&gt;</text:p>
      <text:p text:style-name="P11">Tomates&lt;/br&gt;</text:p>
      <text:p text:style-name="P11">Manzanas&lt;/br&gt;</text:p>
      <text:p text:style-name="P2"/>
      <text:p text:style-name="P11">&lt;br&gt;Los tomates son más baratos que las judías, y las manzanas son más barata que las uvas.</text:p>
      <text:p text:style-name="P2"/>
      <text:p text:style-name="P3"/>
      <text:list xml:id="list93012048121718" text:continue-numbering="true" text:style-name="L4">
        <text:list-item>
          <text:p text:style-name="P18">Señala los errores y explica que debería hacer el siguiente código.</text:p>
        </text:list-item>
      </text:list>
      <text:p text:style-name="P2"/>
      <text:p text:style-name="P4"><text:s/><text:tab/><text:tab/>int vector[10]={1,54,52,3,55,23,44,21,65,67}</text:p>
      <text:p text:style-name="P4"><text:tab/><text:tab/>int temp = 0;</text:p>
      <text:p text:style-name="P4"><text:s/></text:p>
      <text:p text:style-name="P4"><text:s text:c="12"/>for (int i = 1; i &lt; vector.Length; i++) *<text:span text:style-name="T13">Tiene que empezar en 0.</text:span></text:p>
      <text:p text:style-name="P4"><text:s text:c="12"/>{</text:p>
      <text:p text:style-name="P4"><text:s/></text:p>
      <text:p text:style-name="P4"><text:s text:c="16"/>for (int x = vector.Lengh – 1, x &gt;=i , x--) </text:p>
      <text:p text:style-name="P4"><text:s text:c="16"/>{</text:p>
      <text:p text:style-name="P4"><text:s text:c="20"/>if (vector[x] &lt; vector[x-1])</text:p>
      <text:p text:style-name="P4"><text:s text:c="20"/>{</text:p>
      <text:p text:style-name="P4"><text:s text:c="24"/>temp = vector[x]</text:p>
      <text:p text:style-name="P4"><text:s text:c="24"/>vector[x] = vector[x -1];</text:p>
      <text:p text:style-name="P4"><text:s text:c="24"/>vetor[x-1] = temp;</text:p>
      <text:p text:style-name="P4"><text:s text:c="20"/>}</text:p>
      <text:p text:style-name="P5"><text:s text:c="16"/>}</text:p>
      <text:p text:style-name="P5"/>
      <text:p text:style-name="P2"/>
      <text:p text:style-name="P2"/>
      <text:p text:style-name="P10"/>
      <text:p text:style-name="P2"/>
      <text:p text:style-name="P2"/>
      <text:p text:style-name="P2"/>
      <text:p text:style-name="P2"/>
      <text:p text:style-name="P3"/>
      <text:list xml:id="list93010917490430" text:continue-numbering="true" text:style-name="L4">
        <text:list-item>
          <text:p text:style-name="P18">Explica que hacen las siguientes instrucciones SQL y señala los posibles errores..</text:p>
        </text:list-item>
      </text:list>
      <text:p text:style-name="P2"/>
      <text:p text:style-name="P2"><text:tab/>a) SELECT <text:s/>dni, nombre</text:p>
      <text:p text:style-name="P2"><text:tab/>FROM ALUMNOS<text:tab/></text:p>
      <text:p text:style-name="P2"><text:tab/>WHERE localidad='ELCHE' and localidad='ALICANTE' and apellido LIK '%lopez%'</text:p>
      <text:p text:style-name="P2"><text:tab/>ORDER BY nombre</text:p>
      <text:p text:style-name="P8">Lista el dni y el nombre de la tabla alumnos, cuando localidad es igual a elche y a alicante y el apellido contiene lopez.</text:p>
      <text:p text:style-name="P8">Los errores serian que la localidad no puede ser elche y alicante, debe ser o una cosa o la otra y no se escribe LIK, es LIKE.</text:p>
      <text:p text:style-name="P2"/>
      <text:p text:style-name="P2"/>
      <text:p text:style-name="P2"><text:tab/>b) SELECT <text:s/>dni, nombre, COUNT(mat.cod_Ñasig)</text:p>
      <text:p text:style-name="P2"><text:tab/>FROM ALUMNOS al, MATRICULA mat<text:tab/></text:p>
      <text:p text:style-name="P2"><text:tab/>WHERE al.dni=mat.cod_asig AND horas&gt;5</text:p>
      <text:p text:style-name="P2"><text:tab/>ORDER BY dni</text:p>
      <text:p text:style-name="P2"><text:tab/>GROUP BY dni</text:p>
      <text:p text:style-name="P9">Lista el dni y el nombre junto con el total de asignaturas que tiene cada alumno.</text:p>
      <text:p text:style-name="P9">No funcionará puesto que ningun dni coincidirá nunca con el codigo de una asignatura. </text:p>
      <text:p text:style-name="P9">La ordenación se hace al final.</text:p>
      <text:p text:style-name="P9">En la sentencia SELECT, no se indica de que tabla tiene que salir el nombre y el dni.</text:p>
      <text:p text:style-name="P2"/>
      <text:p text:style-name="P2"/>
      <text:p text:style-name="P2"><text:tab/>c) INSERT INTO TEMPORAL (dni,nombre) SELECT <text:s/>dni, nombre</text:p>
      <text:p text:style-name="P2"><text:tab/>FROM ALUMNOS<text:tab/></text:p>
      <text:p text:style-name="P2"><text:tab/>WHERE localidad='ELCHE' or <text:s/>localidad='ALICANTE' <text:s/>and apellido LIK '%lopez%'</text:p>
      <text:p text:style-name="P2"><text:tab/>ORDER BY dni</text:p>
      <text:p text:style-name="P2"/>
      <text:p text:style-name="P2"/>
      <text:p text:style-name="P2"><text:tab/>d) UPDATE ALUMNOS SET localidad='NEW ELCHE </text:p>
      <text:p text:style-name="P2"><text:tab/>WHERE localidad='ELCHE'</text:p>
      <text:p text:style-name="P2"/>
      <text:p text:style-name="P2"><text:tab/></text:p>
      <text:p text:style-name="P2"><text:s text:c="11"/>e) <text:s/>DELETE ALUMNOS FROM</text:p>
      <text:p text:style-name="P2"><text:tab/>WHERE localidad='ELCHE'</text:p>
      <text:p text:style-name="P9">Creo que busca borrar los alumnos cuando la localidad es elche.</text:p>
      <text:p text:style-name="P9">El delete no está bien estructurado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09-17T13:24:51.52</meta:creation-date>
    <meta:editing-duration>PT1H38M54S</meta:editing-duration>
    <meta:editing-cycles>20</meta:editing-cycles>
    <meta:generator>LibreOffice/7.3.5.2$Windows_X86_64 LibreOffice_project/184fe81b8c8c30d8b5082578aee2fed2ea847c01</meta:generator>
    <dc:date>2022-09-15T09:30:10.373000000</dc:date>
    <meta:document-statistic meta:table-count="0" meta:image-count="0" meta:object-count="0" meta:page-count="6" meta:paragraph-count="149" meta:word-count="845" meta:character-count="6337" meta:non-whitespace-character-count="5315"/>
  </office:meta>
</office:document-meta>
</file>